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endant la formation BelieveMy, il était demandé à chaque étudiant des travaux pratiques appelés « Projet Passerelle ». Le deuxième consistait à créer un blog, ce qu'il y a de plus basique. L'administrateur a la possibilité de créer des articles, les modifier, les supprimer. Les utilisateurs devaient pouvoir s'inscrire pour commenter les articles. Ils n'avaient pas la possibilité de créer des articles.</text:p>
      <text:p text:style-name="Standard">J'ai du commencer ce projet avec quatre jours de retard parce qu'il me fallait revoir les derniers cours de Php. Tout revoir, tout noter, tout décortiquer, pour pouvoir tout comprendre. La semaine précédent le projet passerelle était tellement compliquée que je n'avais pas terminé les vidéos. C'était décourageant. Pourtant, le début du projet était positif. Je comprenais ce que je faisais. Même si au départ, je me contentais de copier les cours, il fallait que j'adapte le code pour le projet. Ça avançait tellement vite que je me suis permis de prendre trois jours pour créer des animations. Puis, les problèmes sont arrivés et j'ai jeté à la poubelle les animations ainsi que ma motivation.</text:p>
      <text:p text:style-name="Standard"/>
      <text:p text:style-name="Standard">Le premier blocage m'a fait perdre au moins cinq heures. Le problème venait d'une structure du code appelée : le modèle MVC. Le code est divisé en quatre ou cinq parties et j'avais du mal à m'y retrouver au début. Je n'étais pas au bout de mes surprises. </text:p>
      <text:p text:style-name="Standard"/>
      <text:p text:style-name="Standard">J'ai perdu pas moins de cinq jours après ça. Je cherchais à <text:s/>afficher seulement le nom de l'utilisateur qui venait de se connecter. J'ai été obligé de demander de l'aide à d'autres personnes sur le discord de la formation. Nous avons mis de coté ce problème d'affichage pour pallier à des choses prioritaires. Il me manquait une ligne dans la partie « controller » qui en quelque sorte à distributer le code quand il est demandé. Et certains fichiers étaient mal composés et devaient être divisés. Je ne me doutais pas que le problème venait de là parce qu'il n'y avait pas d'erreur ou d'alerte affichée.</text:p>
      <text:p text:style-name="Standard"/>
      <text:p text:style-name="Standard">C'est pendant cette discussion avec les autres personnes que j'ai compris que je n'avais pas besoin de créer une partie distincte pour l'administrateur et une autre pour les utilisateurs. Avoir fait ça m'obligé à créer plus de fichiers. Au lieu de procéder à une vérification, il faut en faire deux. De plus, les codes sont entremélés. Je les ai fusionné quand je me suis rendu compte que je ne vérifiais pas si le mot de passe était bon. Mais malgré cette erreur concernant la vérification, je trouve que je m'en suis bien sorti avec le code.</text:p>
      <text:p text:style-name="Standard"/>
      <text:p text:style-name="Standard">Les collègues m'ont incité à me concentrer sur l'essentiel. La création/suppression/modification des articles et des commentaires. Ce qui concerne l'administrateur et les utilisateurs allait se faire facilement après. Et c'est vrai. Si j'avais su qu'il suffisait de créer une session pour distinguer aussi facilement les utilisateurs, j'aurais avancé plus vite. Avant de pratiquer, toutes ces notions me paraissaient floues. Et certaines leçons que je n'ai pas utilisées dans ce projet me paraissent toujours compliquées aujourd'hui. Mais ce genre de projet est très utile pour ceux comme moi qui apprennent le développement web.</text:p>
      <text:p text:style-name="Standard"/>
      <text:p text:style-name="Standard">Etant donné que je me retrouvais avec deux routeurs, j'ai fait le nécessaire qu'il n'en reste qu'un. C'est comme ça qu'il faut faire.</text:p>
      <text:p text:style-name="Standard"/>
      <text:p text:style-name="Standard">Il y a certaines choses que j'ai tenté de reproduire sans y arriver. Comme par exemple : donner un titre adaptée à chaque page dans l'onglet. Il a fallu que je procède différement que dans le cours. Mais ça fonctionne bien.</text:p>
      <text:p text:style-name="Standard"/>
      <text:p text:style-name="Standard">La partie qui m'a posé le plus de problème était le code à écrire pour que l'administrateur puisse changer ses articles. Le cours présentait la fin du code ; une fois que les données sont envoyées par formulaire. Mais il fallait que je trouve le moyen d'afficher le titre et le contenu de l'article dans les champs de modification. Et le seul cours francophone que j'ai trouvé présentait le code sur un seul fichier. Et j'ai bien failli réussir à le diviser correctement. En fait, après vérification, je pense que j'avais seulement laissé une virgule en trop. Mais avant de m'en rendre compte, un collègue m'a bien <text:soft-page-break/>expliqué que le modèle MVC n'était pas correct. Et j'avais du réorganiser beaucoup de choses. Donc la virgule n'était pas le seul problème. Comme pour le titre dans les onglets, j'ai du me débrouiller seul mais ça pris du temps.</text:p>
      <text:p text:style-name="Standard">Tellement de temps que je n'avais plus de satisfaction une fois que je réussissais. Cette phase était en train de me dégouter de toute la formation et j'envisageais de continuer sans valider le projet. Ce qui signifiait : être sûr de ne pas avoir le diplôme à la fin.</text:p>
      <text:p text:style-name="Standard"/>
      <text:p text:style-name="Standard">Tout m'a paru très facile après ça. Faire en sorte de supprimer un article. Faire en sorte que le serveur reconnaisse l'utilisateur ou l'administrateur. Pouvoir créer des commentaires. Afficher ces commentaires sous le bon article : j'ai réussi du premier coup.</text:p>
      <text:p text:style-name="Standard"/>
      <text:p text:style-name="Standard">Si je n'étais pas obligé d'utiliser Bootstrap pour paramétrer l'apparence de la page, je crois que j'aurais laissé tout quel. J'ai en sorte qu'on distingue les articles et les commentaires attribués. Je n'ai pas envisagé d'utiliser des animations compliquées et pas vraiment utiles.</text:p>
      <text:p text:style-name="Standard"/>
      <text:p text:style-name="Standard">Dans les derniers temps, je me suis rendu compte que lorsque je publiais un commentaire en tant qu'administrateur, je basculais sur une page utilisée par les utilisateurs. J'ai arrangé ça facilement. Merci les sessions.</text:p>
      <text:p text:style-name="Standard"/>
      <text:p text:style-name="Standard"/>
      <text:p text:style-name="Standard"/>
      <text:p text:style-name="Standard">Et je me suis rendu compte sur le tard que la partie « inscription » ne fonctionnait pas. Au début du projet elle était dans une page à part. Je l'avais intégré dans le modèle MVC. Mais ça ne fonctionnait pas. Probablement à cause d'une vérification des champs de formulaire à la page index. J'ai abandonné. J'ai laissé la page inscription à part. </text:p>
      <text:p text:style-name="Standard"/>
      <text:p text:style-name="Standard">Même avec les quatre jours de retard au début, j'ai mis beaucoup trop de temps à faire ce projet qui était censé être bas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rrrrrrrr </meta:initial-creator>
    <meta:creation-date>2024-01-11T14:30:00.12</meta:creation-date>
    <dc:date>2024-01-11T19:45:51.59</dc:date>
    <dc:creator>Rrrrrrrrr </dc:creator>
    <meta:editing-duration>PT1H18M18S</meta:editing-duration>
    <meta:editing-cycles>17</meta:editing-cycles>
    <meta:generator>OpenOffice/4.1.5$Win32 OpenOffice.org_project/415m1$Build-9789</meta:generator>
    <meta:document-statistic meta:table-count="0" meta:image-count="0" meta:object-count="0" meta:page-count="2" meta:paragraph-count="15" meta:word-count="984" meta:character-count="5834"/>
  </office:meta>
</office:document-meta>
</file>